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064cm" style:rel-column-width="25638*"/>
    </style:style>
    <style:style style:name="Таблица3.B" style:family="table-column">
      <style:table-column-properties style:column-width="9.437cm" style:rel-column-width="39897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style:keep-together="false" fo:keep-together="always"/>
    </style:style>
    <style:style style:name="Таблица3.B7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Текст_20_абазца">
      <style:text-properties fo:language="ru" fo:country="RU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54pt" fo:language="en" fo:country="US" fo:font-style="italic" fo:font-weight="bold" style:font-size-asian="54pt" style:font-style-asian="italic" style:font-weight-asian="bold" style:font-name-complex="Courier New" style:font-size-complex="54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reak-before="page" style:writing-mode="lr-tb"/>
    </style:style>
    <style:style style:name="P18" style:family="paragraph" style:parent-style-name="Текст_20_абазца">
      <style:paragraph-properties fo:margin-left="0.88cm" fo:margin-right="0.025cm" fo:text-indent="0.021cm" style:auto-text-indent="false"/>
    </style:style>
    <style:style style:name="P19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0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351cm" fo:margin-right="0.189cm" fo:text-indent="0cm" style:auto-text-indent="false"/>
    </style:style>
    <style:style style:name="P23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4" style:family="paragraph" style:parent-style-name="Текст_20_абазца" style:master-page-name="">
      <style:paragraph-properties fo:orphans="2" style:page-number="auto"/>
    </style:style>
    <style:style style:name="P25" style:family="paragraph" style:parent-style-name="Текст_20_абазца">
      <style:paragraph-properties fo:margin-left="0.379cm" fo:margin-right="0.03cm" fo:text-indent="0.019cm" style:auto-text-indent="false"/>
    </style:style>
    <style:style style:name="P26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27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28" style:family="paragraph" style:parent-style-name="Текст_20_абазца">
      <style:paragraph-properties fo:margin-left="0.079cm" fo:margin-right="-0.009cm" fo:text-indent="0cm" style:auto-text-indent="false"/>
    </style:style>
    <style:style style:name="P29" style:family="paragraph" style:parent-style-name="Текст_20_абазца">
      <style:paragraph-properties fo:margin-left="0.079cm" fo:margin-right="-0.009cm" fo:text-align="start" style:justify-single-word="false" fo:text-indent="0.309cm" style:auto-text-indent="false"/>
    </style:style>
    <style:style style:name="P30" style:family="paragraph" style:parent-style-name="Текст_20_абазца">
      <style:paragraph-properties fo:margin-top="0.711cm" fo:margin-bottom="0.21cm" style:writing-mode="lr-tb"/>
    </style:style>
    <style:style style:name="P31" style:family="paragraph" style:parent-style-name="Heading_20_3">
      <style:text-properties fo:language="ru" fo:country="RU"/>
    </style:style>
    <style:style style:name="P32" style:family="paragraph" style:parent-style-name="Numbering_20_1" style:list-style-name="L1"/>
    <style:style style:name="P33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34" style:family="paragraph" style:parent-style-name="Heading_20_2" style:master-page-name="Right_20_Page">
      <style:paragraph-properties style:page-number="auto"/>
    </style:style>
    <style:style style:name="P35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36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37" style:family="paragraph" style:parent-style-name="Исходный_20_код">
      <style:text-properties fo:language="en" fo:country="US"/>
    </style:style>
    <style:style style:name="P38" style:family="paragraph" style:parent-style-name="Исходный_20_код">
      <style:text-properties fo:language="ru" fo:country="RU"/>
    </style:style>
    <style:style style:name="P39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style:font-name="Courier New" fo:language="ru" fo:country="RU" fo:font-style="italic" fo:font-weight="bold" style:font-style-asian="italic" style:font-weight-asian="bold" style:font-name-complex="Courier New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Arial Black" fo:font-size="22pt" style:font-size-asian="22pt"/>
    </style:style>
    <style:style style:name="T5" style:family="text">
      <style:text-properties style:font-name="Arial Black" fo:font-size="22pt" fo:language="en" fo:country="US" style:font-size-asian="22pt"/>
    </style:style>
    <style:style style:name="T6" style:family="text">
      <style:text-properties fo:language="ru" fo:country="RU"/>
    </style:style>
    <style:style style:name="T7" style:family="text">
      <style:text-properties style:font-name="Arial1" fo:language="ru" fo:country="RU"/>
    </style:style>
    <style:style style:name="T8" style:family="text">
      <style:text-properties style:use-window-font-color="true" style:font-name-asian="Times New Roman" style:language-complex="ar" style:country-complex="SA"/>
    </style:style>
    <style:style style:name="T9" style:family="text">
      <style:text-properties style:use-window-font-color="true" fo:language="en" fo:country="US" style:font-name-asian="Times New Roman" style:language-complex="ar" style:country-complex="SA"/>
    </style:style>
    <style:style style:name="T10" style:family="text">
      <style:text-properties style:use-window-font-color="true" fo:language="ru" fo:country="RU" style:font-name-asian="Times New Roman" style:language-complex="ar" style:country-complex="SA"/>
    </style:style>
    <style:style style:name="T11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2" style:family="text">
      <style:text-properties style:use-window-font-color="true" style:font-name="Courier New1" fo:language="ru" fo:country="RU" style:font-name-asian="Times New Roman" style:language-complex="ar" style:country-complex="SA"/>
    </style:style>
    <style:style style:name="T1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fo:color="#000000" style:font-name-asian="Monospace"/>
    </style:style>
    <style:style style:name="T15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3"/>
      <text:p text:style-name="P7">Cortex-M3/GCC</text:p>
      <text:p text:style-name="P6"/>
      <text:p text:style-name="P5"/>
      <text:p text:style-name="P27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0">для однокристальных</text:p>
      <text:p text:style-name="P10">микроконтроллеров</text:p>
      <text:p text:style-name="P11"/>
      <text:p text:style-name="P16"><text:span text:style-name="T3">Version</text:span> <text:span text:style-name="T3">4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pan text:style-name="T4">2003-20</text:span><text:span text:style-name="T5">11</text:span></text:p>
      <text:p text:style-name="P17"/>
      <text:h text:style-name="P34" text:outline-level="2">Общие сведения</text:h>
      <text:p text:style-name="Текст_20_абазца"><text:span text:style-name="Имя_20_собственное">Cortex-M3</text:span><text:span text:style-name="T6"> — это новое 32-разрядное ARM RISC ядро с гарвардской архитектурой. Микроконтроллеры на основе этого ядра выпускается многими фирмами (ST Microelectronics, NXP, TI и др.), что позволяет разработчику выбрать наиболее подходящий микроконтроллер. В отличие от прежних ядер ARM, в ядре </text:span><text:span text:style-name="Имя_20_собственное">Cortex-M3</text:span><text:span text:style-name="T6"> стандартизовано не только ЦПУ, но и контроллер прерываний, системный таймер и карта памяти. Это позволяет использовать данный порт на контроллере любого производителя практически без изменений. Ядро разработано с учётом возможного применения операционных систем, и потому идеально подходит для </text:span><text:span text:style-name="T2">scmRTOS</text:span><text:span text:style-name="T6">.</text:span></text:p>
      <text:p text:style-name="Текст_20_абазца">Данный порт предназначен для использования совместно с кросс-компилятором GCC для <text:span text:style-name="Имя_20_собственное">Cortex-M3</text:span>. Таких на настоящий момент существует довольно много (например, <text:a xlink:type="simple" xlink:href="http://www.codesourcery.com/sgpp/lite_edition.html">Sourcery G++ Lite</text:a>, <text:a xlink:type="simple" xlink:href="http://www.yagarto.de/">YAGARTO</text:a> и др.)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ми) макросов, типов и прочих объектов портирования. Более подробно <text:span text:style-name="T6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<text:span text:style-name="Мнемоника"><text:span text:style-name="T7">Название</text:span></text:span></text:p>
          </table:table-cell>
          <table:table-cell table:style-name="Таблица3.A1" office:value-type="string">
            <text:p text:style-name="P29"><text:span text:style-name="Мнемоника"><text:span text:style-name="T7">Значение</text:span></text:span><text:span text:style-name="Мнемоника"><text:span text:style-name="T7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3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INLINE</text:span></text:p>
          </table:table-cell>
          <table:table-cell table:style-name="Таблица3.A1" office:value-type="string">
            <text:p text:style-name="P28"><text:span text:style-name="Мнемоника">__attribute__((__always_inline__)) inline</text:span></text:p>
          </table:table-cell>
        </table:table-row>
        <text:soft-page-break/>
        <table:table-row>
          <table:table-cell table:style-name="Таблица3.A1" office:value-type="string">
            <text:p text:style-name="P25"><text:span text:style-name="Мнемоника">OS_PROCESS</text:span></text:p>
          </table:table-cell>
          <table:table-cell table:style-name="Таблица3.A1" office:value-type="string">
            <text:p text:style-name="P28"><text:span text:style-name="Мнемоника">__attribute__((__noreturn__))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Мнемоника">OS_INTERRUPT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DUMMY_INSTR()</text:span></text:p>
          </table:table-cell>
          <table:table-cell table:style-name="Таблица3.A1" office:value-type="string">
            <text:p text:style-name="P28"><text:span text:style-name="Мнемоника">__asm__ __volatile__ ("nop")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YS_TIMER_CRIT_SECT()</text:span></text:p>
          </table:table-cell>
          <table:table-cell table:style-name="Таблица3.A1" office:value-type="string">
            <text:p text:style-name="P28"><text:span text:style-name="Мнемоника">TCritSect cs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EPARATE_RETURN_STACK</text:span></text:p>
          </table:table-cell>
          <table:table-cell table:style-name="Таблица3.B7" office:value-type="float" office:value="0">
            <text:p text:style-name="P28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ENABLE_NESTED_INTERRUPTS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</table:table>
      <text:p text:style-name="Текст_20_абазца">Поскольку <text:span text:style-name="Имя_20_собственное">Cortex-M3</text:span> поддерживает вложенные прерывания на аппаратном уровне, макрос <text:span text:style-name="Мнемоника">SYS_TIMER_CRIT_SECT() </text:span>содержит создание объекта - критической секции. Соответственно, макрос <text:span text:style-name="Мнемоника">ENABLE_NESTED_INTERRUPTS</text:span> пуст. Этот макрос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p text:style-name="P30"><text:s/>Порт не поддерживает отдельный стек для адресов возвратов, поэтому макрос <text:span text:style-name="Мнемоника">SEPARATE_RETURN_STACK</text:span> равен нулю.</text:p>
      <text:h text:style-name="P31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"><text:span text:style-name="Мнемоника"><text:span text:style-name="T7">Название</text:span></text:span></text:p>
          </table:table-cell>
          <table:table-cell table:style-name="Таблица4.A1" office:value-type="string">
            <text:p text:style-name="P23"><text:span text:style-name="Мнемоника"><text:span text:style-name="T7">Значение</text:span></text:span></text:p>
          </table:table-cell>
        </table:table-row>
        <table:table-row>
          <table:table-cell table:style-name="Таблица4.A1" office:value-type="string">
            <text:p text:style-name="P18"><text:span text:style-name="Мнемоника">stack_item_t</text:span></text:p>
          </table:table-cell>
          <table:table-cell table:style-name="Таблица4.A1" office:value-type="string">
            <text:p text:style-name="P22"><text:span text:style-name="Мнемоника">uint</text:span><text:span text:style-name="Мнемоника">32</text:span><text:span text:style-name="Мнемоника">_t</text:span></text:p>
          </table:table-cell>
        </table:table-row>
        <table:table-row>
          <table:table-cell table:style-name="Таблица4.A1" office:value-type="string">
            <text:p text:style-name="P20"><text:span text:style-name="Мнемоника"><text:span text:style-name="T8">status_reg_t</text:span></text:span></text:p>
          </table:table-cell>
          <table:table-cell table:style-name="Таблица4.A1" office:value-type="string">
            <text:p text:style-name="P22"><text:span text:style-name="Мнемоника">uint</text:span><text:span text:style-name="Мнемоника">32</text:span><text:span text:style-name="Мнемоника">_t</text:span></text:p>
          </table:table-cell>
        </table:table-row>
      </table:table>
      <text:h text:style-name="Heading_20_3" text:outline-level="3">Пользовательские типы</text:h>
      <text:p text:style-name="P24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0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</text:span><text:span text:style-name="T10">прерываниями, затем прерывания </text:span><text:span text:style-name="T10">запрещаются, в деструкторе – значение статусного <text:s/></text:span><text:span text:style-name="T10">регистра восстанавливается. Таким образом, от точки создания объекта и до точки </text:span><text:span text:style-name="T10">уничтожения прерывания процессора оказываются запрещёнными.</text:span></text:p>
      <text:list xml:id="list35419068" text:style-name="WW8Num5">
        <text:list-item>
          <text:p text:style-name="P36"><text:soft-page-break/>class TCritSect</text:p>
        </text:list-item>
        <text:list-item>
          <text:p text:style-name="P36">{</text:p>
        </text:list-item>
        <text:list-item>
          <text:p text:style-name="P36">public:</text:p>
        </text:list-item>
        <text:list-item>
          <text:p text:style-name="P36"><text:s text:c="4"/>INLINE TCritSect () </text:p>
        </text:list-item>
        <text:list-item>
          <text:p text:style-name="P36"><text:s text:c="8"/>: StatusReg(__get_interrupt_state()) { __disable_interrupt(); }</text:p>
        </text:list-item>
        <text:list-item>
          <text:p text:style-name="P36"><text:s text:c="4"/>INLINE ~TCritSect() { __set_interrupt_state(StatusReg); }</text:p>
        </text:list-item>
        <text:list-item>
          <text:p text:style-name="P36"/>
        </text:list-item>
        <text:list-item>
          <text:p text:style-name="P36">private:</text:p>
        </text:list-item>
        <text:list-item>
          <text:p text:style-name="P36"><text:s text:c="4"/>status_reg_t StatusReg;</text:p>
        </text:list-item>
        <text:list-item>
          <text:p text:style-name="P36">};</text:p>
        </text:list-item>
      </text:list>
      <text:p text:style-name="Название_20_объекта"><text:span text:style-name="НазваниеОбъекта"><text:span text:style-name="T10">Листинг </text:span></text:span><text:span text:style-name="НазваниеОбъекта"><text:span text:style-name="T9"><text:sequence text:ref-name="refЛистинг0" text:name="Листинг" text:formula="ooow:Листинг+1" style:num-format="1">1</text:sequence></text:span></text:span><text:span text:style-name="НазваниеОбъекта"><text:span text:style-name="T9"> </text:span></text:span><text:span text:style-name="T9">–</text:span><text:span text:style-name="T9"> </text:span><text:span text:style-name="T11">TCritSect</text:span></text:p>
      <text:p text:style-name="P20"><text:span text:style-name="T10">Класс-«обёртка»</text:span><text:span text:style-name="Мнемоника"><text:span text:style-name="T8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1">Листинг 2 – TISRW</text:sequence-ref></text:span>».</text:p>
      <text:list xml:id="list35489366" text:continue-list="list35419068" text:style-name="WW8Num5">
        <text:list-item text:start-value="1">
          <text:p text:style-name="Исходный_20_код"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<text:s text:c="31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1" text:name="Листинг" text:formula="ooow:Листинг+1" style:num-format="1">2</text:sequence></text:span></text:span><text:span text:style-name="НазваниеОбъекта"><text:span text:style-name="T9"> </text:span></text:span><text:span text:style-name="НазваниеОбъекта"><text:span text:style-name="T9">–</text:span></text:span><text:span text:style-name="Мнемоника"><text:span text:style-name="T9"> </text:span></text:span><text:span text:style-name="Мнемоника"><text:span text:style-name="T11">T</text:span></text:span><text:span text:style-name="Мнемоника"><text:span text:style-name="T11">ISRW</text:span></text:span></text:p>
      <text:p text:style-name="P4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.</text:p>
      <text:p text:style-name="P4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Текст_20_абазца"><text:span text:style-name="T6">Порт </text:span><text:span text:style-name="Имя_20_собственное">Cortex-M3/GCC</text:span><text:span text:style-name="T3"> </text:span><text:span text:style-name="T6">использует отдельный стек для прерываний, то есть при входе в обработчик прерывания происходит переключение на отдельный стек. </text:span><text:soft-page-break/><text:span text:style-name="T6">Такой подход даёт экономию стеков процессов, т. 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Реализация этой возможности выполняется аппаратно ядром </text:span><text:span text:style-name="Имя_20_собственное">Cortex-M3</text:span><text:span text:style-name="T3">.</text:span></text:p>
      <text:p text:style-name="Текст_20_абазца"><text:span text:style-name="T6">Второй вариант — когда прерывания используют стеки процессов — не реализован в порте. Поэтому </text:span><text:span text:style-name="Мнемоника">TISRW_SS</text:span><text:span text:style-name="T3"> </text:span><text:span text:style-name="T6">и </text:span><text:span text:style-name="Мнемоника">TISRW</text:span> являются синонимами:</text:p>
      <text:list xml:id="list35509046" text:continue-list="list35489366" text:style-name="WW8Num5">
        <text:list-item text:start-value="1">
          <text:p text:style-name="Исходный_20_код">#define TISRW_SS TISRW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2" text:name="Листинг" text:formula="ooow:Листинг+1" style:num-format="1">3</text:sequence></text:span></text:span><text:span text:style-name="НазваниеОбъекта"><text:span text:style-name="T9"> –</text:span></text:span><text:span text:style-name="Мнемоника"><text:span text:style-name="T9"> </text:span></text:span><text:span text:style-name="Мнемоника"><text:span text:style-name="T11">TISRW_SS</text:span></text:span></text:p>
      <text:h text:style-name="Heading_20_3" text:outline-level="3">Системный таймер</text:h>
      <text:p text:style-name="Текст_20_абазца">Поскольку в спецификацию <text:span text:style-name="Имя_20_собственное">Cortex-M3</text:span> включены не только ЦПУ, но и контроллер прерываний, системный таймер и карта памяти, настройка системного таймера в порте вынесена на уровень порта. На уровне приложения определяется только желаемая частота работы системного таймера. Это делается макросами <text:span text:style-name="Мнемоника">SYSTICKFREQ</text:span> и <text:span text:style-name="Мнемоника">SYSTICKINTRATE</text:span> в файле <text:span text:style-name="Мнемоника">scmRTOS</text:span><text:span text:style-name="Мнемоника"><text:span text:style-name="T6">_</text:span></text:span><text:span text:style-name="Мнемоника">TARGET</text:span><text:span text:style-name="Мнемоника"><text:span text:style-name="T6">_</text:span></text:span><text:span text:style-name="Мнемоника">CFG</text:span><text:span text:style-name="Мнемоника"><text:span text:style-name="T6">.</text:span></text:span><text:span text:style-name="Мнемоника">h</text:span>:</text:p>
      <text:list xml:id="list35494956" text:continue-list="list35509046" text:style-name="WW8Num5">
        <text:list-item text:start-value="1">
          <text:p text:style-name="Исходный_20_код">#define SYSTICKFREQ <text:s text:c="4"/>72000000</text:p>
        </text:list-item>
        <text:list-item>
          <text:p text:style-name="Исходный_20_код">#define SYSTICKINTRATE <text:s/>1000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8"><text:sequence text:ref-name="refЛистинг3" text:name="Листинг" text:formula="ooow:Листинг+1" style:num-format="1">4</text:sequence></text:span></text:span><text:span text:style-name="НазваниеОбъекта"><text:span text:style-name="T8"> –</text:span></text:span><text:span text:style-name="Мнемоника"><text:span text:style-name="T10"> </text:span></text:span><text:span text:style-name="Мнемоника"><text:span text:style-name="T12">Задание частоты системного таймера</text:span></text:span></text:p>
      <text:h text:style-name="Heading_20_3" text:outline-level="3">Порядок приоритетов</text:h>
      <text:p text:style-name="Текст_20_абазца"><text:span text:style-name="T6">Порт </text:span><text:span text:style-name="Имя_20_собственное">Cortex-M3/GCC</text:span><text:span text:style-name="T6"> поддерживает как прямой, так и обратный порядок приоритетов процессов. Но в силу того, что ядро имеет аппаратные средства поиска первого ненулевого бита в двоичном слове, то предпочтительным (в плане быстродействия и размера кода) является обратный порядок приоритетов, т.е. при конфигурировании системы (файл </text:span><text:span text:style-name="Мнемоника">scmRTOS_CONFIG.h</text:span><text:span text:style-name="T6">) необходимо указать:</text:span></text:p>
      <text:list xml:id="list35484301" text:continue-list="list35494956" text:style-name="WW8Num5">
        <text:list-item text:start-value="1">
          <text:p text:style-name="Исходный_20_код">#define scmRTOS_PRIORITY_ORDER <text:s/>1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8"><text:sequence text:ref-name="refЛистинг4" text:name="Листинг" text:formula="ooow:Листинг+1" style:num-format="1">5</text:sequence></text:span></text:span><text:span text:style-name="НазваниеОбъекта"><text:span text:style-name="T8"> –</text:span></text:span><text:span text:style-name="Мнемоника"><text:span text:style-name="T10"> </text:span></text:span><text:span text:style-name="Мнемоника"><text:span text:style-name="T12">Задание порядка приоритетов</text:span></text:span></text:p>
      <text:h text:style-name="Heading_20_3" text:outline-level="3"><text:soft-page-break/>Передача управления на основе программного прерывания</text:h>
      <text:p text:style-name="Текст_20_абазца"><text:span text:style-name="T6">Это единственный предусмотренный в порте вариант, поскольку ядро </text:span><text:span text:style-name="Имя_20_собственное">Cortex-M3</text:span><text:span text:style-name="T6"> <text:s/>имеет специальное прерывание для этого, и вариант с прямой передачей управления не имеет никаких преимуществ. В порте определёна функция обработки прерываний </text:span><text:span text:style-name="Мнемоника">PendSVC_ISR()</text:span><text:span text:style-name="T6">, реализованная на ассемблере, которая и производит переключение контекстов.</text:span></text:p>
      <text:h text:style-name="Heading_20_2" text:outline-level="2">Пример настройки проекта</text:h>
      <text:p text:style-name="P4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35394899" text:style-name="L1">
        <text:list-item>
          <text:p text:style-name="P32">scmRTOS_CONFIG.h;</text:p>
        </text:list-item>
        <text:list-item>
          <text:p text:style-name="P32">scmRTOS_TARGET_CFG.h;</text:p>
        </text:list-item>
        <text:list-item>
          <text:p text:style-name="P32">scmRTOS_extensions.h</text:p>
        </text:list-item>
      </text:list>
      <text:p text:style-name="Текст_20_абазца">Код конфигурационного файла<text:note text:id="ftn2" text:note-class="footnote"><text:note-citation>1</text:note-citation><text:note-body><text:p text:style-name="Footnote"><text:s/><text:span text:style-name="T6">Только значимая часть, без комментариев, «шапок», </text:span><text:span text:style-name="T3">code guard'</text:span><text:span text:style-name="T6">ов </text:span><text:span text:style-name="T6">и прочего</text:span><text:span text:style-name="T6">.</text:span></text:p></text:note-body></text:note> <text:span text:style-name="Мнемоника">scmRTOS_CONFIG.h</text:span><text:span text:style-name="T3"> – </text:span>см «<text:span text:style-name="Ссылка_20_на_20_название"><text:sequence-ref text:reference-format="text" text:ref-name="refЛистинг5">Листинг 6 – scmRTOS_CONFIG.h</text:sequence-ref></text:span>».</text:p>
      <text:list xml:id="list35511254" text:continue-list="list35484301" text:style-name="WW8Num5">
        <text:list-item text:start-value="1">
          <text:p text:style-name="P37">#ifndef __ASSEMBLER__</text:p>
        </text:list-item>
        <text:list-item>
          <text:p text:style-name="P37"/>
        </text:list-item>
        <text:list-item>
          <text:p text:style-name="P37"><text:bookmark text:name="__RefNumPara__1418_2067121348"/>typedef uint16_t <text:s text:c="5"/>timeout_t;<text:bookmark-end text:name="__RefNumPara__1418_2067121348"/></text:p>
        </text:list-item>
        <text:list-item>
          <text:p text:style-name="P37"><text:bookmark text:name="__RefNumPara__1420_2067121348"/>typedef uint_fast32_t tick_count_t;<text:bookmark-end text:name="__RefNumPara__1420_2067121348"/></text:p>
        </text:list-item>
        <text:list-item>
          <text:p text:style-name="P37"/>
        </text:list-item>
        <text:list-item>
          <text:p text:style-name="P37">#endif // __ASSEMBLER__</text:p>
        </text:list-item>
        <text:list-item>
          <text:p text:style-name="P37"/>
        </text:list-item>
        <text:list-item>
          <text:p text:style-name="P37"><text:bookmark text:name="__RefNumPara__1512_2067121348"/>#include &lt;stdint.h&gt;<text:bookmark-end text:name="__RefNumPara__1512_2067121348"/></text:p>
        </text:list-item>
        <text:list-item>
          <text:p text:style-name="P37"/>
        </text:list-item>
        <text:list-item>
          <text:p text:style-name="P37"><text:bookmark text:name="__RefNumPara__1422_2067121348"/>#define scmRTOS_PROCESS_COUNT <text:s text:c="19"/>4<text:bookmark-end text:name="__RefNumPara__1422_2067121348"/></text:p>
        </text:list-item>
        <text:list-item>
          <text:p text:style-name="P37"><text:bookmark text:name="__RefNumPara__1424_2067121348"/>#define scmRTOS_SYSTIMER_NEST_INTS_ENABLE <text:s text:c="7"/>1<text:bookmark-end text:name="__RefNumPara__1424_2067121348"/></text:p>
        </text:list-item>
        <text:list-item>
          <text:p text:style-name="P37"><text:bookmark text:name="__RefNumPara__1426_2067121348"/>#define scmRTOS_SYSTEM_TICKS_ENABLE <text:s text:c="13"/>1<text:bookmark-end text:name="__RefNumPara__1426_2067121348"/></text:p>
        </text:list-item>
        <text:list-item>
          <text:p text:style-name="P37"><text:bookmark text:name="__RefNumPara__1430_2067121348"/>#define scmRTOS_SYSTIMER_HOOK_ENABLE <text:s text:c="12"/>1<text:bookmark-end text:name="__RefNumPara__1430_2067121348"/></text:p>
        </text:list-item>
        <text:list-item>
          <text:p text:style-name="P37"><text:bookmark text:name="__RefNumPara__1428_2067121348"/>#define scmRTOS_IDLE_HOOK_ENABLE <text:s text:c="16"/>1<text:bookmark-end text:name="__RefNumPara__1428_2067121348"/></text:p>
        </text:list-item>
        <text:list-item>
          <text:p text:style-name="P37">#define scmRTOS_IDLE_PROCESS_STACK_SIZE <text:s text:c="3"/>(100 * sizeof(stack_item_t))</text:p>
        </text:list-item>
        <text:list-item>
          <text:p text:style-name="P37"><text:bookmark text:name="__RefNumPara__1364_157047867"/>#define scmRTOS_PRIORITY_ORDER <text:s text:c="18"/>1<text:bookmark-end text:name="__RefNumPara__1364_157047867"/></text:p>
        </text:list-item>
        <text:list-item>
          <text:p text:style-name="P37"><text:bookmark text:name="__RefNumPara__1432_2067121348"/>#define scmRTOS_CONTEXT_SWITCH_USER_HOOK_ENABLE <text:s/>0<text:bookmark-end text:name="__RefNumPara__1432_2067121348"/></text:p>
        </text:list-item>
        <text:list-item>
          <text:p text:style-name="P37"><text:bookmark text:name="__RefNumPara__1367_157047867"/>#define scmRTOS_DEBUG_ENABLE <text:s text:c="20"/>1<text:bookmark-end text:name="__RefNumPara__1367_157047867"/></text:p>
        </text:list-item>
        <text:list-item>
          <text:p text:style-name="P37"><text:bookmark text:name="__RefNumPara__1510_2067121348"/>#define scmRTOS_PROCESS_RESTART_ENABLE <text:s text:c="10"/>0<text:bookmark-end text:name="__RefNumPara__1510_2067121348"/>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5" text:name="Листинг" text:formula="ooow:Листинг+1" style:num-format="1">6</text:sequence></text:span></text:span><text:span text:style-name="НазваниеОбъекта"><text:span text:style-name="T9"> – </text:span></text:span><text:span text:style-name="НазваниеОбъекта"><text:span text:style-name="T9">scmRTOS_CONFIG.h</text:span></text:span></text:p>
      <text:p text:style-name="P4"><text:soft-page-break/>Вышеприведённый файл определяет два псевдонима встроенных типов – для переменных тайм-аутов <text:bookmark-ref text:reference-format="number" text:ref-name="__RefNumPara__1418_2067121348">{3}</text:bookmark-ref> и для счётчика тиков системного таймера <text:bookmark-ref text:reference-format="number" text:ref-name="__RefNumPara__1420_2067121348">{4}</text:bookmark-ref>, число пользовательских процессов в количестве <text:bookmark-ref text:reference-format="number" text:ref-name="__RefNumPara__1422_2067121348">{10}</text:bookmark-ref>, разрешает вложенные прерывания в обработчике прерываний<text:span text:style-name="T3"> </text:span>системного таймера <text:bookmark-ref text:reference-format="number" text:ref-name="__RefNumPara__1424_2067121348">{11}</text:bookmark-ref>, разрешает функцию системного времени – счётчик тиков системного таймера <text:bookmark-ref text:reference-format="number" text:ref-name="__RefNumPara__1426_2067121348">{12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1430_2067121348">{13}</text:bookmark-ref>, <text:bookmark-ref text:reference-format="number" text:ref-name="__RefNumPara__1428_2067121348">{14}</text:bookmark-ref>, а пользовательский хук при переключении контекстов не разрешён <text:bookmark-ref text:reference-format="number" text:ref-name="__RefNumPara__1432_2067121348">{17}</text:bookmark-ref>, порядок следования приоритетов по умолчанию – обратный (<text:span text:style-name="Мнемоника">prIDLE</text:span><text:span text:style-name="T3"> </text:span>равно <text:span text:style-name="Мнемоника">0</text:span>, <text:span text:style-name="Мнемоника">pr4</text:span><text:span text:style-name="T3"> – </text:span><text:span text:style-name="Мнемоника">1, pr3</text:span><text:span text:style-name="Мнемоника"><text:span text:style-name="T3"> – 2</text:span></text:span><text:span text:style-name="Мнемоника"> </text:span>и т. д.)<text:bookmark-ref text:reference-format="number" text:ref-name="__RefNumPara__1364_157047867">{16}</text:bookmark-ref>. <text:s/>Отладочные средства включены <text:bookmark-ref text:reference-format="number" text:ref-name="__RefNumPara__1367_157047867">{18}</text:bookmark-ref>, рестарт процессов отключен <text:bookmark-ref text:reference-format="number" text:ref-name="__RefNumPara__1510_2067121348">{19}</text:bookmark-ref>. Также указано подключение заголовочного файла с объявлениями стандартных целочисленных типов <text:bookmark-ref text:reference-format="number" text:ref-name="__RefNumPara__1512_2067121348">{8}</text:bookmark-ref>.</text:p>
      <text:p text:style-name="Текст_20_абазца">Файл <text:span text:style-name="Мнемоника">scmRTOS_TARGET_CFG.h</text:span><text:span text:style-name="T3">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6">Листинг 7 – scmRTOS_TARGET_CFG.h</text:sequence-ref></text:span>».</text:p>
      <text:list xml:id="list35494453" text:continue-list="list35511254" text:style-name="WW8Num5">
        <text:list-item text:start-value="1">
          <text:p text:style-name="P39"><text:bookmark text:name="__RefNumPara__1600_2067121348"/>#define SYSTICKFREQ <text:s text:c="4"/>72000000<text:bookmark-end text:name="__RefNumPara__1600_2067121348"/></text:p>
        </text:list-item>
        <text:list-item>
          <text:p text:style-name="P39"><text:bookmark text:name="__RefNumPara__1602_2067121348"/>#define SYSTICKINTRATE <text:s/>1000<text:bookmark-end text:name="__RefNumPara__1602_2067121348"/></text:p>
        </text:list-item>
        <text:list-item>
          <text:p text:style-name="P39"/>
        </text:list-item>
        <text:list-item>
          <text:p text:style-name="P39"><text:bookmark text:name="__RefNumPara__1604_2067121348"/>#define CPU_ICSR <text:s text:c="11"/>( ( volatile uint32_t *) 0xE000ED04 )<text:bookmark-end text:name="__RefNumPara__1604_2067121348"/></text:p>
        </text:list-item>
        <text:list-item>
          <text:p text:style-name="P39"><text:bookmark text:name="__RefNumPara__1606_2067121348"/>#define CPU_SYSTICKCSR <text:s text:c="5"/>( ( volatile uint32_t *) 0xE000E010 )<text:bookmark-end text:name="__RefNumPara__1606_2067121348"/></text:p>
        </text:list-item>
        <text:list-item>
          <text:p text:style-name="P39"><text:bookmark text:name="__RefNumPara__1608_2067121348"/>#define CPU_SYSTICKCSR_EINT 0x02<text:bookmark-end text:name="__RefNumPara__1608_2067121348"/></text:p>
        </text:list-item>
        <text:list-item>
          <text:p text:style-name="P39"/>
        </text:list-item>
        <text:list-item>
          <text:p text:style-name="P39">#ifndef __ASSEMBLER__</text:p>
        </text:list-item>
        <text:list-item>
          <text:p text:style-name="P39"/>
        </text:list-item>
        <text:list-item>
          <text:p text:style-name="P39"><text:bookmark text:name="__RefNumPara__1610_2067121348"/>#define <text:s/>LOCK_SYSTEM_TIMER() <text:s text:c="3"/>( *CPU_SYSTICKCSR &amp;= ~CPU_SYSTICKCSR_EINT )<text:bookmark-end text:name="__RefNumPara__1610_2067121348"/></text:p>
        </text:list-item>
        <text:list-item>
          <text:p text:style-name="P39"><text:bookmark text:name="__RefNumPara__1612_2067121348"/>#define <text:s/>UNLOCK_SYSTEM_TIMER() <text:s/>( *CPU_SYSTICKCSR |= <text:s/>CPU_SYSTICKCSR_EINT )<text:bookmark-end text:name="__RefNumPara__1612_2067121348"/></text:p>
        </text:list-item>
        <text:list-item>
          <text:p text:style-name="P39"/>
        </text:list-item>
        <text:list-item>
          <text:p text:style-name="P39">namespace OS</text:p>
        </text:list-item>
        <text:list-item>
          <text:p text:style-name="P39">{</text:p>
        </text:list-item>
        <text:list-item>
          <text:p text:style-name="P39"><text:bookmark text:name="__RefNumPara__1614_2067121348"/>#if scmRTOS_IDLE_HOOK_ENABLE == 1<text:bookmark-end text:name="__RefNumPara__1614_2067121348"/></text:p>
        </text:list-item>
        <text:list-item>
          <text:p text:style-name="P39"><text:s text:c="4"/>void idle_process_user_hook();</text:p>
        </text:list-item>
        <text:list-item>
          <text:p text:style-name="P39">#endif</text:p>
        </text:list-item>
        <text:list-item>
          <text:p text:style-name="P39"/>
        </text:list-item>
        <text:list-item>
          <text:p text:style-name="P39">#if scmRTOS_CONTEXT_SWITCH_SCHEME == 1</text:p>
        </text:list-item>
        <text:list-item>
          <text:p text:style-name="P39"/>
        </text:list-item>
        <text:list-item>
          <text:p text:style-name="P39"><text:bookmark text:name="__RefNumPara__1616_2067121348"/><text:s text:c="4"/>INLINE void raise_context_switch() { *CPU_ICSR |= 0x10000000; }<text:bookmark-end text:name="__RefNumPara__1616_2067121348"/></text:p>
        </text:list-item>
        <text:list-item>
          <text:p text:style-name="P39"/>
        </text:list-item>
        <text:list-item>
          <text:p text:style-name="P39"><text:bookmark text:name="__RefNumPara__1618_2067121348"/><text:s text:c="4"/>#define ENABLE_NESTED_INTERRUPTS()<text:bookmark-end text:name="__RefNumPara__1618_2067121348"/></text:p>
        </text:list-item>
        <text:list-item>
          <text:p text:style-name="P39"/>
        </text:list-item>
        <text:list-item>
          <text:p text:style-name="P39"><text:s text:c="4"/>#if scmRTOS_SYSTIMER_NEST_INTS_ENABLE == 0</text:p>
        </text:list-item>
        <text:list-item>
          <text:p text:style-name="P39"><text:bookmark text:name="__RefNumPara__1700_2067121348"/><text:s text:c="8"/>#define DISABLE_NESTED_INTERRUPTS() TCritSect cs<text:bookmark-end text:name="__RefNumPara__1700_2067121348"/></text:p>
        </text:list-item>
        <text:list-item>
          <text:p text:style-name="P39"><text:s text:c="4"/>#else</text:p>
        </text:list-item>
        <text:list-item>
          <text:p text:style-name="P39"><text:bookmark text:name="__RefNumPara__1702_2067121348"/><text:s text:c="8"/>#define DISABLE_NESTED_INTERRUPTS()<text:bookmark-end text:name="__RefNumPara__1702_2067121348"/></text:p>
        </text:list-item>
        <text:list-item>
          <text:p text:style-name="P39"><text:s text:c="4"/>#endif</text:p>
        </text:list-item>
        <text:list-item>
          <text:p text:style-name="P39"/>
        </text:list-item>
        <text:list-item>
          <text:p text:style-name="P39">#else</text:p>
        </text:list-item>
        <text:list-item>
          <text:p text:style-name="P39"><text:s text:c="4"/>#error "Cortex-M3 port supports software interrupt switch method only!"</text:p>
        </text:list-item>
        <text:list-item>
          <text:p text:style-name="P39"/>
        </text:list-item>
        <text:list-item>
          <text:p text:style-name="P39">#endif // scmRTOS_CONTEXT_SWITCH_SCHEME</text:p>
        </text:list-item>
        <text:list-item>
          <text:p text:style-name="P39">}</text:p>
        </text:list-item>
        <text:list-item>
          <text:p text:style-name="P39">#endif // __ASSEMBLER__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6" text:name="Листинг" text:formula="ooow:Листинг+1" style:num-format="1">7</text:sequence></text:span></text:span><text:span text:style-name="НазваниеОбъекта"><text:span text:style-name="T9"> – </text:span></text:span><text:span text:style-name="НазваниеОбъекта"><text:span text:style-name="T9">scmRTOS_TARGET_CFG.h</text:span></text:span></text:p>
      <text:p text:style-name="Текст_20_абазца"><text:soft-page-break/>В начале файла заданы частота системной шины процессора <text:bookmark-ref text:reference-format="number" text:ref-name="__RefNumPara__1600_2067121348">{1}</text:bookmark-ref> и желаемая частота прерываний системного таймера <text:bookmark-ref text:reference-format="number" text:ref-name="__RefNumPara__1602_2067121348">{2}</text:bookmark-ref>. Настройка клока для системного таймера определяется конкретным микроконтроллером с ядром <text:span text:style-name="Имя_20_собственное">Cortex-M3</text:span> и должна быть выполнена пользователем до запуска ОС. Затем идут несколько определений регистров <text:span text:style-name="Имя_20_собственное">Cortex-M3</text:span> <text:bookmark-ref text:reference-format="number" text:ref-name="__RefNumPara__1604_2067121348">{4}</text:bookmark-ref><text:bookmark-ref text:reference-format="number" text:ref-name="__RefNumPara__1606_2067121348">{5}</text:bookmark-ref><text:bookmark-ref text:reference-format="number" text:ref-name="__RefNumPara__1608_2067121348">{6}</text:bookmark-ref>. Далее идут макросы для отключения и включения системного таймера <text:bookmark-ref text:reference-format="number" text:ref-name="__RefNumPara__1610_2067121348">{10}</text:bookmark-ref><text:bookmark-ref text:reference-format="number" text:ref-name="__RefNumPara__1612_2067121348">{11}</text:bookmark-ref>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1616_2067121348">{21}</text:bookmark-ref><text:span text:style-name="T3">, </text:span>которая активизирует соответствующее прерывание.</text:p>
      <text:p text:style-name="Текст_20_абазца">Для включения и отключения вложенных прерываний в обработчике прерывания системного таймера определёны специальные макросы. Поскольку у <text:span text:style-name="Имя_20_собственное">Cortex-M3</text:span> вложенные прерывания включены по умолчанию, макрос включения пуст <text:bookmark-ref text:reference-format="number" text:ref-name="__RefNumPara__1618_2067121348">{23}</text:bookmark-ref>. Макрос же отключения вложенных прерываний варьируется в зависимости от параметра <text:span text:style-name="Мнемоника"><text:span text:style-name="T14">scmRTOS_SYSTIMER_NEST_INTS_ENABLE</text:span></text:span>: <text:bookmark-ref text:reference-format="number" text:ref-name="__RefNumPara__1700_2067121348">{26}</text:bookmark-ref><text:bookmark-ref text:reference-format="number" text:ref-name="__RefNumPara__1702_2067121348">{28}</text:bookmark-ref>.</text:p>
      <text:p text:style-name="Текст_20_абазца">Для запуска ОС осталось настроить тактирование системного таймера. В примерах это осуществляется в файле <text:span text:style-name="Мнемоника">sysinit.cpp</text:span>, функция <text:span text:style-name="Мнемоника">init_HW()</text:span>. Примеры построены так, что функция <text:span text:style-name="Мнемоника">init_HW()</text:span> вызывается из <text:span text:style-name="T6">процедуры первоначальной инициализации, и её не требуется вызывать явно.</text:span></text:p>
      <text:p text:style-name="Текст_20_абазца"><text:span text:style-name="T6">Таким образом,</text:span> к моменту начала выполнения функции <text:span text:style-name="Мнемоника">main()</text:span><text:span text:style-name="T3">,</text:span><text:span text:style-name="T6"> </text:span><text:span text:style-name="T2">scmRTOS</text:span><text:span text:style-name="T6"> уже полностью настроена, и всё, что остаётся сделать в </text:span><text:span text:style-name="Мнемоника">main()</text:span><text:span text:style-name="T6"> — запустить её на выполнение. См «</text:span><text:span text:style-name="Ссылка_20_на_20_название"><text:span text:style-name="T6"><text:sequence-ref text:reference-format="text" text:ref-name="refЛистинг7">Листинг 8 – Запуск ОС</text:sequence-ref></text:span></text:span><text:span text:style-name="T6">».</text:span></text:p>
      <text:list xml:id="list35484210" text:continue-list="list35494453" text:style-name="WW8Num5">
        <text:list-item text:start-value="1">
          <text:p text:style-name="P38">int main()</text:p>
        </text:list-item>
        <text:list-item>
          <text:p text:style-name="P38">{</text:p>
        </text:list-item>
        <text:list-item>
          <text:p text:style-name="P38"><text:s text:c="4"/>OS::run();</text:p>
        </text:list-item>
        <text:list-item>
          <text:p text:style-name="P38">}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7" text:name="Листинг" text:formula="ooow:Листинг+1" style:num-format="1">8</text:sequence></text:span></text:span><text:span text:style-name="НазваниеОбъекта"><text:span text:style-name="T9"> – </text:span></text:span><text:span text:style-name="НазваниеОбъекта"><text:span text:style-name="T9">З</text:span></text:span><text:span text:style-name="НазваниеОбъекта"><text:span text:style-name="T8">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0.158cm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 fo:keep-with-next="always">
        <style:tab-stops>
          <style:tab-stop style:position="2.212cm"/>
        </style:tab-stops>
      </style:paragraph-properties>
      <style:text-properties style:font-name="Arial1" fo:font-size="20pt" fo:font-weight="bold" style:font-size-asian="20pt" style:font-weight-asian="bold" style:font-name-complex="Arial1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size="14pt" fo:font-weight="bold" style:font-size-asian="13pt" style:font-weight-asian="bold" style:font-name-complex="Arial1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519cm" fo:margin-right="0cm" fo:margin-top="0.42cm" fo:margin-bottom="0.409cm" fo:hyphenation-ladder-count="no-limit" fo:text-indent="-1.614cm" style:auto-text-indent="false" fo:background-color="transparent" fo:keep-with-next="always">
        <style:tab-stops>
          <style:tab-stop style:position="3.519cm"/>
        </style:tab-stops>
        <style:background-image/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1pt" style:font-size-asian="11pt" style:font-name-complex="Arial1" style:font-size-complex="11pt"/>
    </style:style>
    <style:style style:name="Предисловие" style:family="paragraph" style:parent-style-name="Standard">
      <style:paragraph-properties fo:margin-top="0.847cm" fo:margin-bottom="0.635cm" style:border-line-width-bottom="0.088cm 0.035cm 0.035cm" fo:padding-left="0cm" fo:padding-right="0cm" fo:padding-top="0cm" fo:padding-bottom="0.035cm" fo:border-left="none" fo:border-right="none" fo:border-top="none" fo:border-bottom="0.158cm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Footer" style:family="paragraph" style:parent-style-name="Standard" style:class="extra">
      <style:paragraph-properties fo:margin-left="0cm" fo:margin-right="0.009cm" fo:margin-top="0.423cm" fo:margin-bottom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fo:line-height="130%" fo:text-align="justify" style:justify-single-word="false" fo:text-indent="1.501cm" style:auto-text-indent="false"/>
      <style:text-properties style:font-name="Times New Roman1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size="36pt" fo:font-style="normal" style:font-size-asian="36pt" style:font-style-asian="normal" style:font-name-complex="Times New Roman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size="10pt" style:font-size-asian="10pt" style:font-name-complex="Arial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0.039cm double #000000" fo:border-right="0.039cm double #000000" fo:border-top="none" fo:border-bottom="none" style:shadow="none" fo:keep-with-next="always">
        <style:tab-stops>
          <style:tab-stop style:position="0.529cm"/>
        </style:tab-stops>
        <style:background-image/>
      </style:paragraph-properties>
      <style:text-properties style:font-name="Courier New" fo:font-size="9pt" fo:language="en" fo:country="US" style:font-size-asian="9pt" style:font-name-complex="Courier New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size="10pt" fo:font-weight="bold" style:font-size-asian="10pt" style:font-weight-asian="bold" style:font-name-complex="Arial1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size="10pt" style:font-size-asian="10pt" style:font-name-complex="Arial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size="20pt" fo:font-weight="bold" style:font-size-asian="20pt" style:font-weight-asian="bold" style:font-name-complex="Arial1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035cm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035cm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035cm solid #000000" fo:border-bottom="0.035cm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WW8Num4z0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size="10pt" fo:language="en" fo:country="US" fo:font-weight="bold" style:font-size-asian="10.5pt" style:font-weight-asian="bold" style:font-name-complex="Courier New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99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Cortex-M3/GCC</text:p>
      </style:header>
      <style:footer>
        <text:p text:style-name="MP3"><text:page-number text:select-page="current">8</text:page-number></text:p>
      </style:foot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7T15:37:19.05</meta:creation-date>
    <meta:editing-duration>P0D</meta:editing-duration>
    <meta:editing-cycles>1</meta:editing-cycles>
    <meta:generator>LibreOffice/3.3$Win32 LibreOffice_project/330m19$Build-6</meta:generator>
    <meta:document-statistic meta:table-count="2" meta:image-count="0" meta:object-count="0" meta:page-count="9" meta:paragraph-count="160" meta:word-count="1298" meta:character-count="11437"/>
  </office:meta>
</office:document-meta>
</file>